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t config --global user.name "Thalassa"</text:p>
      <text:p text:style-name="Standard">git config --global user.email "<text:a xlink:type="simple" xlink:href="mailto:jannaki69@hotmail.com" text:style-name="Internet_20_link" text:visited-style-name="Visited_20_Internet_20_Link">jannaki69@hotmail.com</text:a>"</text:p>
      <text:p text:style-name="Standard">git config --global –list</text:p>
      <text:p text:style-name="Standard">clear</text:p>
      <text:p text:style-name="Standard"/>
      <text:p text:style-name="Standard">git init my-projec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1-28T01:48:42.44</meta:creation-date>
    <meta:generator>OpenOffice/4.1.5$Win32 OpenOffice.org_project/415m1$Build-9789</meta:generator>
    <meta:document-statistic meta:table-count="0" meta:image-count="0" meta:object-count="0" meta:page-count="1" meta:paragraph-count="5" meta:word-count="21" meta:character-count="143"/>
    <dc:date>2021-01-28T02:16:52.38</dc:date>
    <meta:editing-duration>PT28M11S</meta:editing-duration>
    <meta:editing-cycles>1</meta:editing-cycles>
  </office:meta>
</office:document-meta>
</file>